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8f66" officeooo:paragraph-rsid="00038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hp_b3IUygBm8F9TqnAaKyFYIz5wA74vRi0VW3B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49:01.528184576</meta:creation-date>
    <dc:date>2021-11-25T17:49:24.948153790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5.1.6.2$Linux_X86_64 LibreOffice_project/10m0$Build-2</meta:generator>
  </office:meta>
</office:document-meta>
</file>